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003c3e" officeooo:paragraph-rsid="00003c3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weight="normal" officeooo:rsid="00003c3e" officeooo:paragraph-rsid="00003c3e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03c3e" officeooo:paragraph-rsid="00003c3e" style:font-weight-asian="normal" style:font-weight-complex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bold" officeooo:rsid="00003c3e" officeooo:paragraph-rsid="00003c3e" style:font-weight-asian="bold" style:font-weight-complex="bold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03c3e" officeooo:paragraph-rsid="00003c3e" style:font-weight-asian="normal" style:font-weight-complex="normal"/>
    </style:style>
    <style:style style:name="T1" style:family="text">
      <style:text-properties fo:language="ru" fo:country="RU" officeooo:rsid="00003c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13</text:p>
      <text:p text:style-name="P1"/>
      <text:p text:style-name="P1">Задания: </text:p>
      <text:p text:style-name="P3">1. Дано целое число N (&gt; 0). Сформировать и вывести целочисленный массив размера N, содержащий N первых положительных нечетных чисел: 1, 3, 5, . . . .</text:p>
      <text:p text:style-name="P4">2. Дано целое число N (&gt; 1), а также первый член A и знаменатель D геометрической прогрессии. Сформировать и вывести массив размера N, содержащий N первых членов данной прогрессии: A, A·D, A·D2 , A·D3 , . . .</text:p>
      <text:p text:style-name="P4">3. Даны целые числа N (&gt; 2), A и B. Сформировать и вывести целочисленный массив размера N, первый элемент которого равен A, второй равен B, а каждый последующий элемент равен сумме всех предыдущих</text:p>
      <text:p text:style-name="P4">4. Дан массив A размера N. Вывести его элементы в следующем порядке: A1, AN , A2, AN−1, A3, AN−2,</text:p>
      <text:p text:style-name="P4">5. Дан массив A размера N. Вывести вначале его элементы с нечетными номерами в порядке возрастания номеров, а затем — элементы с четными номерами в порядке убывания номеров</text:p>
      <text:p text:style-name="P5">№1</text:p>
      <text:p text:style-name="P6">#include &lt;iostream&gt;<text:line-break/>#include &lt;locale.h&gt;<text:line-break/>using namespace std;<text:line-break/><text:line-break/><text:line-break/>int main() {<text:line-break/><text:tab/>int N;<text:line-break/><text:line-break/><text:tab/>setlocale(LC_ALL, "Russian");<text:line-break/><text:line-break/><text:tab/>cout &lt;&lt; "Введите длину массива: ";<text:line-break/> <text:s text:c="3"/>cin &gt;&gt; N;<text:line-break/><text:tab/>int* a = new int[N]; <text:line-break/><text:tab/>for (int i = 0; i &lt; N; i++) {<text:line-break/><text:tab/><text:tab/>a[i] = (i * 2) + 1; <text:line-break/><text:tab/><text:tab/>cout &lt;&lt; a[i] &lt;&lt; " "; <text:line-break/><text:tab/>} <text:line-break/><text:soft-page-break/><text:tab/>return 0;<text:line-break/>}<text:line-break/><text:line-break/></text:p>
      <text:p text:style-name="P5">№2</text:p>
      <text:p text:style-name="P6">#include &lt;iostream&gt;<text:line-break/>#include &lt;locale.h&gt;<text:line-break/>using namespace std;<text:line-break/><text:line-break/><text:line-break/>int main() {<text:line-break/><text:tab/>int N,A,D;<text:line-break/><text:line-break/><text:tab/>setlocale(LC_ALL, "Russian");<text:line-break/><text:line-break/><text:tab/>cout &lt;&lt; "Введите длину массива: ";<text:line-break/><text:tab/>cin &gt;&gt; N;<text:line-break/><text:tab/>cout &lt;&lt; "Введите первый член массива: ";<text:line-break/><text:tab/>cin &gt;&gt; A;<text:line-break/><text:tab/>cout &lt;&lt; "Введите знаменатель геометричесой прогрессии: ";<text:line-break/><text:tab/>cin &gt;&gt; D;<text:line-break/><text:tab/>int* a = new int[N];<text:line-break/><text:tab/>for (int i = 0; i &lt; N; i++) {<text:line-break/><text:tab/><text:tab/>a[i] = A * pow(D, i);<text:line-break/><text:tab/><text:tab/>cout &lt;&lt; a[i] &lt;&lt; " ";<text:line-break/><text:tab/>}<text:line-break/><text:tab/>return 0;<text:line-break/>}<text:line-break/><text:line-break/></text:p>
      <text:p text:style-name="P5">№3</text:p>
      <text:p text:style-name="P6">#include &lt;iostream&gt;<text:line-break/>#include &lt;locale.h&gt;<text:line-break/><text:soft-page-break/>using namespace std;<text:line-break/><text:line-break/><text:line-break/>int main() {<text:line-break/><text:tab/>int N, A, B;<text:line-break/><text:line-break/><text:tab/>setlocale(LC_ALL, "Russian");<text:line-break/><text:line-break/><text:tab/>cout &lt;&lt; "Введите длину массива: ";<text:line-break/><text:tab/>cin &gt;&gt; N;<text:line-break/><text:tab/>cout &lt;&lt; "Введите первый элемент массива: ";<text:line-break/><text:tab/>cin &gt;&gt; A;<text:line-break/><text:tab/>cout &lt;&lt; "Введите второй элемент массива: ";<text:line-break/><text:tab/>cin &gt;&gt; B;<text:line-break/><text:tab/>int* a = new int[N];<text:line-break/><text:tab/><text:line-break/><text:tab/>a[0] = A;<text:line-break/> <text:s text:c="3"/>a[1] = B;<text:line-break/><text:tab/>cout &lt;&lt; a[0] &lt;&lt;' '&lt;&lt;a[1]&lt;&lt;' ';<text:line-break/> <text:s text:c="3"/>for (int i = 2,s = A + B; i &lt; N; i++) {<text:line-break/><text:tab/><text:tab/>a[i] = s;<text:line-break/><text:tab/><text:tab/>s=s*2;<text:line-break/><text:tab/><text:tab/>cout &lt;&lt; a[i] &lt;&lt; " ";<text:line-break/><text:tab/>}<text:line-break/><text:tab/>return 0;<text:line-break/>}<text:line-break/><text:line-break/></text:p>
      <text:p text:style-name="P5">№4</text:p>
      <text:p text:style-name="P6">#include &lt;iostream&gt;<text:line-break/>#include &lt;locale.h&gt;<text:line-break/>using namespace std;<text:line-break/><text:line-break/><text:line-break/><text:soft-page-break/>int main() {<text:line-break/><text:tab/>int N;<text:line-break/><text:line-break/><text:tab/>setlocale(LC_ALL, "Russian");<text:line-break/><text:line-break/><text:tab/>cout &lt;&lt; "Введите длину массива: ";<text:line-break/><text:tab/>cin &gt;&gt; N;<text:line-break/><text:tab/><text:line-break/><text:tab/>int* A = new int[N];<text:line-break/><text:tab/>cout &lt;&lt; "Введите элементы массива: ";<text:line-break/><text:tab/>for (int i = 0; i &lt; N; i++) {<text:line-break/><text:tab/><text:tab/>cin &gt;&gt; A[i];<text:line-break/><text:tab/>}<text:line-break/><text:tab/>for (int i = 0; i &lt; N/2; i++) {<text:line-break/><text:tab/><text:tab/>cout &lt;&lt; A[i];<text:line-break/><text:tab/><text:tab/>cout &lt;&lt; A[N - i - 1];<text:line-break/><text:tab/><text:tab/>}<text:line-break/><text:tab/>if (N % 2 != 0)<text:line-break/><text:tab/><text:tab/>cout &lt;&lt; A[N / 2];<text:line-break/><text:line-break/><text:tab/><text:tab/>return 0;<text:line-break/><text:tab/>}</text:p>
      <text:p text:style-name="P5">№5</text:p>
      <text:p text:style-name="P6">#include &lt;iostream&gt;<text:line-break/>#include &lt;locale.h&gt;<text:line-break/>using namespace std;<text:line-break/><text:line-break/><text:line-break/>int main() {<text:line-break/><text:tab/>int N;<text:line-break/><text:line-break/><text:tab/>setlocale(LC_ALL, "Russian");<text:line-break/><text:line-break/><text:tab/>cout &lt;&lt; "Введите длину массива: ";<text:line-break/><text:soft-page-break/><text:tab/>cin &gt;&gt; N;<text:line-break/><text:line-break/><text:tab/>int* A = new int[N];<text:line-break/><text:tab/>cout &lt;&lt; "Введите элементы массива: ";<text:line-break/><text:tab/>for (int i = 0; i &lt; N; i++) {<text:line-break/><text:tab/><text:tab/>cin &gt;&gt; A[i];<text:line-break/><text:tab/>}<text:line-break/><text:tab/>for (int i = 0; i &lt; N; i++) {<text:line-break/><text:tab/><text:tab/>if ((i+1) % 2 != 0) <text:line-break/><text:tab/><text:tab/><text:tab/>cout &lt;&lt; A[i]&lt;&lt;' ';<text:line-break/><text:tab/>}<text:line-break/><text:tab/>for (int i = N-1; i&gt;=0; i--) {<text:line-break/><text:tab/><text:tab/>if ((i+1) % 2 == 0)<text:line-break/><text:tab/><text:tab/><text:tab/>cout &lt;&lt; A[i]&lt;&lt;' ';<text:line-break/><text:tab/>}<text:line-break/><text:line-break/><text:line-break/><text:tab/>return 0;<text:line-break/>}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 LibreOffice_project/a64200df03143b798afd1ec74a12ab50359878ed</meta:generator>
    <dc:date>2019-12-12T15:25:45.999000000</dc:date>
    <meta:editing-duration>PT2M53S</meta:editing-duration>
    <meta:editing-cycles>1</meta:editing-cycles>
    <meta:document-statistic meta:table-count="0" meta:image-count="0" meta:object-count="0" meta:page-count="5" meta:paragraph-count="17" meta:word-count="547" meta:character-count="2879" meta:non-whitespace-character-count="2203"/>
  </office:meta>
</office:document-meta>
</file>